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9.731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916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9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number-columns-repeated="2" table:style-name="ce10"/>
          <table:covered-table-cell table:style-name="ce1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6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, '21')" xlink:type="simple">get_iva(invoice, '21')</text:a></text:p>
          </table:table-cell>
          <table:table-cell table:style-name="ce27" office:value-type="string" calcext:value-type="string">
            <text:p><text:a xlink:href="relatorio://get_iva(invoice, '10')" xlink:type="simple">get_iva(invoice, '10')</text:a></text:p>
          </table:table-cell>
          <table:table-cell table:style-name="ce22" office:value-type="string" calcext:value-type="string">
            <text:p><text:a xlink:href="relatorio://get_iva(invoice, 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5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2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8.217cm" draw:caption-point-x="-0.61cm" draw:caption-point-y="1.115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, '21')" xlink:type="simple">get_iva(invoice, '21')</text:a></text:p>
          </table:table-cell>
          <table:table-cell table:style-name="ce22" office:value-type="string" calcext:value-type="string">
            <text:p><text:a xlink:href="relatorio://get_iva(invoice, '10')" xlink:type="simple">get_iva(invoice, '10')</text:a></text:p>
          </table:table-cell>
          <table:table-cell table:style-name="ce22" office:value-type="string" calcext:value-type="string">
            <text:p><text:a xlink:href="relatorio://get_iva(invoice, 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2:44:11.3440165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2:51:05.032319503</dc:date>
    <dc:creator>Luciano Rossi</dc:creator>
    <meta:editing-duration>PT5H19M2S</meta:editing-duration>
    <meta:editing-cycles>61</meta:editing-cycles>
    <meta:document-statistic meta:table-count="1" meta:cell-count="80" meta:object-count="0"/>
  </office:meta>
</office:document-meta>
</file>